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Geneva, Arial, Verdana, sans-serif"/>
    <style:font-face style:name="Ubuntu Light2" svg:font-family="'Ubuntu Light'" style:font-adornments="Light"/>
    <style:font-face style:name="FreeSans1" svg:font-family="FreeSans" style:font-family-generic="swiss"/>
    <style:font-face style:name="Bitter" svg:font-family="Bitter" style:font-pitch="variable"/>
    <style:font-face style:name="Ubuntu Light1" svg:font-family="'Ubuntu Light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Bitter"/>
    </style:style>
    <style:style style:name="P2" style:family="paragraph" style:parent-style-name="Text_20_body">
      <style:text-properties style:font-name="Bitter" officeooo:rsid="000967c7" officeooo:paragraph-rsid="000967c7"/>
    </style:style>
    <style:style style:name="P3" style:family="paragraph" style:parent-style-name="Text_20_body" style:list-style-name="L1">
      <style:text-properties style:font-name="Bitter" officeooo:rsid="000967c7" officeooo:paragraph-rsid="000967c7"/>
    </style:style>
    <style:style style:name="P4" style:family="paragraph" style:parent-style-name="Text_20_body">
      <style:text-properties style:font-name="Bitter" officeooo:rsid="000a9c46" officeooo:paragraph-rsid="000a9c46"/>
    </style:style>
    <style:style style:name="P5" style:family="paragraph" style:parent-style-name="Text_20_body" style:list-style-name="L2">
      <style:text-properties style:font-name="Bitter" officeooo:rsid="000a9c46" officeooo:paragraph-rsid="000a9c46"/>
    </style:style>
    <style:style style:name="P6" style:family="paragraph" style:parent-style-name="Text_20_body" style:list-style-name="L3">
      <style:text-properties style:font-name="Bitter" officeooo:rsid="000a9c46" officeooo:paragraph-rsid="000a9c46"/>
    </style:style>
    <style:style style:name="P7" style:family="paragraph" style:parent-style-name="Text_20_body">
      <style:text-properties style:font-name="Bitter" officeooo:paragraph-rsid="000871b4"/>
    </style:style>
    <style:style style:name="P8" style:family="paragraph" style:parent-style-name="Text_20_body">
      <style:text-properties style:font-name="Bitter" fo:font-size="11pt" fo:font-weight="bold" officeooo:rsid="000871b4" officeooo:paragraph-rsid="000871b4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 fo:padding="0in" fo:border="none"/>
      <style:text-properties fo:font-variant="normal" fo:text-transform="none" fo:color="#333333" style:font-name="Bitter" fo:font-size="9pt" fo:letter-spacing="normal" fo:font-style="normal" fo:font-weight="normal" officeooo:rsid="000871b4" officeooo:paragraph-rsid="000871b4" fo:padding="0in" fo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 fo:padding="0in" fo:border="none"/>
      <style:text-properties fo:font-variant="normal" fo:text-transform="none" fo:color="#333333" style:font-name="Bitter" fo:font-size="9pt" fo:letter-spacing="normal" fo:font-style="normal" fo:font-weight="normal" officeooo:paragraph-rsid="000871b4" fo:padding="0in" fo:border="none"/>
    </style:style>
    <style:style style:name="P11" style:family="paragraph" style:parent-style-name="Heading_20_2">
      <style:text-properties style:font-name="Bitter"/>
    </style:style>
    <style:style style:name="P12" style:family="paragraph" style:parent-style-name="Heading_20_2">
      <style:text-properties style:font-name="Bitter" officeooo:rsid="000871b4" officeooo:paragraph-rsid="000871b4"/>
    </style:style>
    <style:style style:name="P13" style:family="paragraph" style:parent-style-name="Heading_20_3">
      <style:text-properties style:font-name="Bitter"/>
    </style:style>
    <style:style style:name="P14" style:family="paragraph" style:parent-style-name="Heading_20_3">
      <style:text-properties style:font-name="Bitter" officeooo:rsid="000871b4" officeooo:paragraph-rsid="000871b4"/>
    </style:style>
    <style:style style:name="T1" style:family="text">
      <style:text-properties officeooo:rsid="000871b4"/>
    </style:style>
    <style:style style:name="T2" style:family="text">
      <style:text-properties officeooo:rsid="000967c7"/>
    </style:style>
    <style:style style:name="T3" style:family="text">
      <style:text-properties style:font-name="Ubuntu Light2"/>
    </style:style>
    <style:style style:name="T4" style:family="text">
      <style:text-properties style:font-name="Ubuntu Light"/>
    </style:style>
    <style:style style:name="T5" style:family="text">
      <style:text-properties officeooo:rsid="000bb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1. Wstęp</text:h>
      <text:h text:style-name="P13" text:outline-level="3">1.1. Czym jest Elixir?</text:h>
      <text:p text:style-name="P2"><text:tab/>Język funkcyjny działający w BEAM stworzony na bazie Erlang.</text:p>
      <text:h text:style-name="P13" text:outline-level="3">1.2. Do czego służy Elixir?</text:h>
      <text:p text:style-name="P1"><text:tab/><text:span text:style-name="T2">Zastosowanie tam, gdzie mógłby być zastosowany Erlang.</text:span></text:p>
      <text:p text:style-name="P2">Distributed, reliable, soft real-time concurrent systems.</text:p>
      <text:list xml:id="list4644723384389706014" text:style-name="L1">
        <text:list-item>
          <text:p text:style-name="P3">Telecommunication systems, e.g. controlling a switch or converting protocols.</text:p>
        </text:list-item>
        <text:list-item>
          <text:p text:style-name="P3">Servers for Internet applications, e.g. a mail transfer agent, an IMAP-4 server, an HTTP server or a WAP Stack.</text:p>
        </text:list-item>
        <text:list-item>
          <text:p text:style-name="P3">Telecommunication applications, e.g. handling mobility in a mobile network or providing unified messaging.</text:p>
        </text:list-item>
        <text:list-item>
          <text:p text:style-name="P3">Database applications which require soft realtime behaviour.</text:p>
        </text:list-item>
      </text:list>
      <text:h text:style-name="P13" text:outline-level="3">1.3. Licencja</text:h>
      <text:p text:style-name="P4">Apache License</text:p>
      <text:h text:style-name="P11" text:outline-level="2">2. Historia</text:h>
      <text:p text:style-name="P4">Język stworzony przez José Valim w 2012 roku. Obecnie w wersji 1.0.0.</text:p>
      <text:h text:style-name="P11" text:outline-level="2">3. <text:span text:style-name="T1">Cechy</text:span></text:h>
      <text:h text:style-name="P14" text:outline-level="3">3.1. Założenia</text:h>
      <text:list xml:id="list2315343035996182806" text:style-name="L2">
        <text:list-item>
          <text:p text:style-name="P5">Rozszerzalność</text:p>
        </text:list-item>
        <text:list-item>
          <text:p text:style-name="P5">Niezawodność</text:p>
        </text:list-item>
        <text:list-item>
          <text:p text:style-name="P5">Skalowalność</text:p>
        </text:list-item>
      </text:list>
      <text:list xml:id="list8962744938327774827" text:style-name="L3">
        <text:list-item>
          <text:p text:style-name="P6">Kompatybilność z OTP</text:p>
        </text:list-item>
      </text:list>
      <text:h text:style-name="P14" text:outline-level="3">3.2. Zalety</text:h>
      <text:p text:style-name="P7"/>
      <text:h text:style-name="P14" text:outline-level="3">3.3. Wady </text:h>
      <text:h text:style-name="P13" text:outline-level="3"><text:span text:style-name="T1">3.</text:span>4. Dostęp</text:h>
      <text:p text:style-name="P8"/>
      <text:h text:style-name="P12" text:outline-level="2"><text:soft-page-break/>4. Sposób wykorzystania</text:h>
      <text:p text:style-name="P7"/>
      <text:h text:style-name="P12" text:outline-level="2">5. Testy</text:h>
      <text:h text:style-name="P14" text:outline-level="3">5.1. Wydajność</text:h>
      <text:h text:style-name="P14" text:outline-level="3">5.2. Użyteczność</text:h>
      <text:h text:style-name="P14" text:outline-level="3">5.3. Wygoda</text:h>
      <text:h text:style-name="P14" text:outline-level="3">5.4. Problemy w praktyce</text:h>
      <text:p text:style-name="P9"/>
      <text:p text:style-name="P10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Geneva, Arial, Verdana, sans-serif"/>
    <style:font-face style:name="Ubuntu Light2" svg:font-family="'Ubuntu Light'" style:font-adornments="Light"/>
    <style:font-face style:name="FreeSans1" svg:font-family="FreeSans" style:font-family-generic="swiss"/>
    <style:font-face style:name="Bitter" svg:font-family="Bitter" style:font-pitch="variable"/>
    <style:font-face style:name="Ubuntu Light1" svg:font-family="'Ubuntu Light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  <style:text-properties style:font-name="Ubuntu Light" fo:font-family="'Ubuntu Light'" style:font-style-name="Light" style:font-pitch="variable" fo:font-size="11pt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Ubuntu Light1" fo:font-family="'Ubuntu Light'" style:font-style-name="Bold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Ubuntu Light1" fo:font-family="'Ubuntu Light'" style:font-style-name="Bold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Ubuntu Light1" fo:font-family="'Ubuntu Light'" style:font-style-name="Bold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ka </meta:initial-creator>
    <meta:creation-date>2014-12-29T20:05:32.918644116</meta:creation-date>
    <dc:date>2015-01-03T18:41:00.845271567</dc:date>
    <dc:creator>beatka </dc:creator>
    <meta:editing-duration>PT28M4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30" meta:word-count="138" meta:character-count="908" meta:non-whitespace-character-count="803"/>
  </office:meta>
</office:document-meta>
</file>